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color="#2a6099" loext:opacity="100%" fo:font-size="16pt" fo:font-weight="bold" officeooo:rsid="00063729" officeooo:paragraph-rsid="00063729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>
      <style:text-properties officeooo:paragraph-rsid="00063729"/>
    </style:style>
    <style:style style:name="T1" style:family="text">
      <style:text-properties officeooo:rsid="00063729"/>
    </style:style>
    <style:style style:name="T2" style:family="text">
      <style:text-properties fo:font-size="10pt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666666" loext:opacity="100%" fo:font-size="10pt" fo:font-style="italic" style:font-style-asian="italic" style:font-style-complex="italic"/>
    </style:style>
    <style:style style:name="T7" style:family="text">
      <style:text-properties fo:color="#666666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f0041" loext:opacity="100%" fo:font-weight="bold" style:font-weight-asian="bold" style:font-weight-complex="bold"/>
    </style:style>
    <style:style style:name="T10" style:family="text">
      <style:text-properties fo:color="#158466" loext:opacity="100%" officeooo:rsid="00063729"/>
    </style:style>
    <style:style style:name="T11" style:family="text">
      <style:text-properties fo:color="#158466" loext:opacity="100%" fo:font-weight="bold" officeooo:rsid="00063729" style:font-weight-asian="bold" style:font-weight-complex="bold"/>
    </style:style>
    <style:style style:name="T12" style:family="text">
      <style:text-properties fo:color="#ff4000" loext:opacity="100%" fo:font-weight="bold" style:font-weight-asian="bold" style:font-weight-complex="bold"/>
    </style:style>
    <style:style style:name="T13" style:family="text">
      <style:text-properties fo:color="#ff4000" loext:opacity="100%" fo:font-weight="bold" officeooo:rsid="00063729" style:font-weight-asian="bold" style:font-weight-complex="bold"/>
    </style:style>
    <style:style style:name="T14" style:family="text">
      <style:text-properties fo:color="#ff4000" loext:opacity="100%" officeooo:rsid="0006372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ego de los nombres Únicos</text:p>
      <text:p text:style-name="Standard"/>
      <text:p text:style-name="Standard">Se generarán nombres de alumnos cada 2 segundos usando <text:span text:style-name="T12">setInterval</text:span> <text:span text:style-name="T1">y el </text:span><text:span text:style-name="T13">array</text:span><text:span text:style-name="T1"> de referencia:</text:span></text:p>
      <text:p text:style-name="P2"><text:span text:style-name="T9">const</text:span> <text:span text:style-name="T11">alumnos</text:span><text:span text:style-name="T1"> </text:span>= [ <text:span text:style-name="T7">"Ju</text:span><text:span text:style-name="T6">an", "María", "Pedro", "Ana", "Sofía", "Luis", "Miguel", <text:s/>"Fernando", "Valeria" </text:span>];</text:p>
      <text:p text:style-name="Standard"/>
      <text:list xml:id="list9964972" text:style-name="L1">
        <text:list-item>
          <text:p text:style-name="P3">Los nombres se almacenarán en un <text:span text:style-name="T12">Set</text:span> para asegurarse de que no haya duplicados.</text:p>
        </text:list-item>
        <text:list-item>
          <text:p text:style-name="P3"><text:span text:style-name="T1">A los </text:span>10 segundos, con setTimeout, se mostrarán estadísticas de los nombres procesados:</text:p>
          <text:list>
            <text:list-item>
              <text:p text:style-name="P3">Se filtrarán para quedarse solo con aquellos que tengan más de 5 caracteres.</text:p>
            </text:list-item>
            <text:list-item>
              <text:p text:style-name="P3">Se creará un Map que contará cuántas veces aparece cada nombre.</text:p>
            </text:list-item>
            <text:list-item>
              <text:p text:style-name="P3">Se generará un resumen de los nombres en mayúsculas utilizando map() y se imprimirá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6:53:33.938299878</meta:creation-date>
    <dc:date>2024-10-14T17:02:01.624699927</dc:date>
    <meta:editing-duration>PT8M28S</meta:editing-duration>
    <meta:editing-cycles>1</meta:editing-cycles>
    <meta:document-statistic meta:table-count="0" meta:image-count="0" meta:object-count="0" meta:page-count="1" meta:paragraph-count="8" meta:word-count="104" meta:character-count="616" meta:non-whitespace-character-count="524"/>
    <meta:generator>LibreOffice/7.3.7.2$Linux_X86_64 LibreOffice_project/30$Build-2</meta:generator>
  </office:meta>
</office:document-meta>
</file>